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BE00000084D8BC684FBD148193.png" manifest:media-type="image/png"/>
  <manifest:file-entry manifest:full-path="Pictures/10000201000003CE00000305B80827ECD8ACC29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729cm, 19.277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3cm, 8.701cm, 6.291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0.709cm"/>
    </style:style>
    <style:style style:name="gr5" style:family="graphic" style:parent-style-name="standard">
      <style:graphic-properties svg:stroke-width="0.212cm" svg:stroke-color="#000000" draw:marker-start-width="0.518cm" draw:marker-end-width="0.518cm" svg:stroke-linecap="round" draw:fill="none" draw:textarea-horizontal-align="justify" draw:textarea-vertical-align="middle" draw:auto-grow-height="false" fo:min-height="8.842cm" fo:min-width="5.362cm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000000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000000" draw:marker-start-width="0.518cm" draw:marker-end-width="0.518cm" svg:stroke-linecap="round" draw:fill="none" draw:textarea-horizontal-align="justify" draw:textarea-vertical-align="middle" draw:auto-grow-height="false" fo:min-height="0.772cm" fo:min-width="3.705cm" fo:padding-top="0.231cm" fo:padding-bottom="0.231cm" fo:padding-left="0.356cm" fo:padding-right="0.356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draw:stroke="none" svg:stroke-color="#000000" draw:fill="none" draw:fill-color="#ffffff" fo:min-height="1.296cm"/>
    </style:style>
    <style:style style:name="gr10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81cm" svg:stroke-color="#000000" draw:marker-start-width="0.321cm" draw:marker-end-width="0.321cm" svg:stroke-linecap="round" draw:fill="none" draw:textarea-horizontal-align="justify" draw:textarea-vertical-align="middle" draw:auto-grow-height="false" fo:min-height="3.397cm" fo:min-width="11.706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60pt" style:font-size-asian="60pt" style:font-size-complex="60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color="#ff0000"/>
    </style:style>
    <style:style style:name="T1" style:family="text">
      <style:text-properties fo:color="#ff0000"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16cm" svg:height="2.063cm" svg:x="0.627cm" svg:y="1cm">
          <draw:image xlink:href="Pictures/10000201000003CE00000305B80827ECD8ACC29F.png" xlink:type="simple" xlink:show="embed" xlink:actuate="onLoad" loext:mime-type="image/png">
            <text:p/>
          </draw:image>
        </draw:frame>
        <draw:frame draw:style-name="gr2" draw:text-style-name="P1" draw:layer="layout" svg:width="18.188cm" svg:height="12.066cm" svg:x="0.627cm" svg:y="3.064cm">
          <draw:image xlink:href="Pictures/10000201000003CE00000305B80827ECD8ACC29F.png" xlink:type="simple" xlink:show="embed" xlink:actuate="onLoad" loext:mime-type="image/png">
            <text:p/>
          </draw:image>
        </draw:frame>
        <draw:line draw:style-name="gr3" draw:text-style-name="P1" draw:layer="layout" svg:x1="0.627cm" svg:y1="1cm" svg:x2="0.627cm" svg:y2="15cm">
          <text:p/>
        </draw:line>
        <draw:frame draw:style-name="gr4" draw:text-style-name="P2" xml:id="id1" draw:id="id1" draw:layer="layout" svg:width="1.209cm" svg:height="2.618cm" draw:transform="rotate (1.5707963267949) translate (6.792cm 10.282cm)">
          <draw:text-box>
            <text:p><text:span text:style-name="T1">{</text:span></text:p>
          </draw:text-box>
        </draw:frame>
        <draw:g xml:id="id2" draw:id="id2">
          <draw:custom-shape draw:style-name="gr5" draw:text-style-name="P1" draw:layer="layout" svg:width="6.074cm" svg:height="9.304cm" svg:x="23.255cm" svg:y="3.18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9.384cm" svg:y1="3.182cm" svg:x2="31.565cm" svg:y2="4.81cm">
            <text:p/>
          </draw:line>
          <draw:line draw:style-name="gr6" draw:text-style-name="P1" draw:layer="layout" svg:x1="29.384cm" svg:y1="12.458cm" svg:x2="31.455cm" svg:y2="10.415cm">
            <text:p/>
          </draw:line>
          <draw:line draw:style-name="gr6" draw:text-style-name="P1" draw:layer="layout" svg:x1="31.538cm" svg:y1="4.838cm" svg:x2="31.538cm" svg:y2="10.332cm">
            <text:p/>
          </draw:line>
          <draw:custom-shape draw:style-name="gr7" draw:text-style-name="P1" draw:layer="layout" svg:width="4.417cm" svg:height="1.234cm" svg:x="24.139cm" svg:y="4.5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4.417cm" svg:height="1.234cm" svg:x="24.139cm" svg:y="5.86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8cm" svg:height="0.8cm" svg:x="25.85cm" svg:y="8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0.8cm" svg:height="0.8cm" svg:x="25.85cm" svg:y="9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4" draw:layer="layout" svg:width="5.328cm" svg:height="1.546cm" svg:x="23.816cm" svg:y="10.996cm">
          <draw:text-box>
            <text:p><text:span text:style-name="T2">Build Server</text:span></text:p>
          </draw:text-box>
        </draw:frame>
        <draw:connector draw:style-name="gr10" draw:text-style-name="P1" draw:layer="layout" draw:type="curve" draw:line-skew="0.331cm" svg:x1="8.101cm" svg:y1="10.282cm" svg:x2="27.41cm" svg:y2="12.485cm" draw:start-shape="id1" draw:start-glue-point="3" draw:end-shape="id2" svg:d="M8101 10282c0 4710 19309 3608 19309 2203" svg:viewBox="0 0 19310 3415">
          <text:p/>
        </draw:connector>
        <draw:frame draw:style-name="gr11" draw:text-style-name="P5" draw:layer="layout" svg:width="5.43cm" svg:height="0.962cm" svg:x="16.746cm" svg:y="6.498cm">
          <draw:text-box>
            <text:p><text:span text:style-name="T3">Evaluation Result</text:span></text:p>
          </draw:text-box>
        </draw:frame>
        <draw:g>
          <draw:frame draw:style-name="gr12" draw:text-style-name="P1" draw:layer="layout" svg:width="12.312cm" svg:height="3.643cm" svg:x="9.005cm" svg:y="2.022cm">
            <draw:image xlink:href="Pictures/10000201000001BE00000084D8BC684FBD148193.png" xlink:type="simple" xlink:show="embed" xlink:actuate="onLoad" loext:mime-type="image/png">
              <text:p/>
            </draw:image>
          </draw:frame>
          <draw:custom-shape draw:style-name="gr13" draw:text-style-name="P1" xml:id="id3" draw:id="id3" draw:layer="layout" svg:width="12.286cm" svg:height="3.727cm" svg:x="9.004cm" svg:y="2.077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1" draw:layer="layout" draw:type="curve" svg:x1="23.255cm" svg:y1="7.833cm" svg:x2="21.29cm" svg:y2="3.94cm" draw:start-shape="id2" draw:start-glue-point="3" draw:end-shape="id3" draw:end-glue-point="1" svg:d="M23255 7833c-1522 0-540-3893-1965-3893" svg:viewBox="0 0 1966 3894">
          <text:p/>
        </draw:connector>
        <draw:frame draw:style-name="gr11" draw:text-style-name="P5" draw:layer="layout" svg:width="8.605cm" svg:height="0.962cm" svg:x="18.773cm" svg:y="14.038cm">
          <draw:text-box>
            <text:p><text:span text:style-name="T3">Evaluate S-Expr before po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32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tto Linnemann</meta:initial-creator>
    <meta:creation-date>2020-02-25T19:33:13.972032050</meta:creation-date>
    <dc:date>2020-02-25T20:09:49.865109241</dc:date>
    <dc:creator>Otto Linnemann</dc:creator>
    <meta:editing-duration>PT24M4S</meta:editing-duration>
    <meta:editing-cycles>6</meta:editing-cycles>
    <meta:generator>LibreOffice/6.1.3.2$MacOSX_X86_64 LibreOffice_project/86daf60bf00efa86ad547e59e09d6bb77c699acb</meta:generator>
    <meta:document-statistic meta:object-count="21"/>
  </office:meta>
</office:document-meta>
</file>